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gr3" style:family="graphic" style:parent-style-name="objectwithoutfill">
      <style:graphic-properties draw:stroke="dash" draw:stroke-dash="Fine_20_Dashed_20__28_var_29_"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Bitstream Charter'" style:font-family-generic="roman" style:font-pitch="variable" fo:font-size="10pt" style:font-size-asian="10pt" style:font-size-complex="10pt"/>
    </style:style>
    <style:style style:name="P3" style:family="paragraph">
      <style:text-properties fo:font-family="'Bitstream Charter'" style:font-family-generic="roman" style:font-pitch="variable" fo:font-size="10pt" style:font-size-asian="10pt" style:font-size-complex="10pt"/>
    </style:style>
    <style:style style:name="T1" style:family="text">
      <style:text-properties fo:font-family="'Bitstream Charter'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75cm" svg:height="0.75cm" svg:x="0.883cm" svg:y="1.004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75cm" svg:height="0.75cm" svg:x="0.883cm" svg:y="2.254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75cm" svg:height="0.75cm" svg:x="3.633cm" svg:y="1.004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75cm" svg:height="0.75cm" svg:x="3.633cm" svg:y="2.254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75cm" svg:height="0.75cm" svg:x="3.613cm" svg:y="3.543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5cm" svg:height="0.675cm" svg:x="3.383cm" svg:y="0.079cm">
          <draw:text-box>
            <text:p><text:span text:style-name="T1">Taxis</text:span></text:p>
          </draw:text-box>
        </draw:frame>
        <draw:frame draw:style-name="gr2" draw:text-style-name="P3" draw:layer="layout" svg:width="1.75cm" svg:height="0.675cm" svg:x="0.383cm" svg:y="0.079cm">
          <draw:text-box>
            <text:p><text:span text:style-name="T1">People</text:span></text:p>
          </draw:text-box>
        </draw:frame>
        <draw:connector draw:style-name="gr3" draw:text-style-name="P1" draw:layer="layout" draw:type="line" svg:x1="1.633cm" svg:y1="1.379cm" svg:x2="3.633cm" svg:y2="1.379cm" draw:start-shape="id1" draw:start-glue-point="10" draw:end-shape="id2" draw:end-glue-point="6" svg:d="m1633 1379h2000">
          <text:p/>
        </draw:connector>
        <draw:frame draw:style-name="gr4" draw:layer="layout" svg:width="1.133cm" svg:height="0.594cm" svg:x="0cm" svg:y="1.41cm">
          <draw:text-box>
            <text:p>(2,5)</text:p>
          </draw:text-box>
        </draw:frame>
        <draw:frame draw:style-name="gr4" draw:layer="layout" svg:width="1.133cm" svg:height="0.594cm" svg:x="0cm" svg:y="2.754cm">
          <draw:text-box>
            <text:p>(5,2)</text:p>
          </draw:text-box>
        </draw:frame>
        <draw:frame draw:style-name="gr4" draw:layer="layout" svg:width="1.133cm" svg:height="0.594cm" svg:x="4.133cm" svg:y="1.41cm">
          <draw:text-box>
            <text:p>(2,3)</text:p>
          </draw:text-box>
        </draw:frame>
        <draw:frame draw:style-name="gr4" draw:layer="layout" svg:width="1.133cm" svg:height="0.594cm" svg:x="4.133cm" svg:y="2.66cm">
          <draw:text-box>
            <text:p>(4,1)</text:p>
          </draw:text-box>
        </draw:frame>
        <draw:frame draw:style-name="gr4" draw:layer="layout" svg:width="1.133cm" svg:height="0.594cm" svg:x="4.133cm" svg:y="4.004cm">
          <draw:text-box>
            <text:p>(4,4)</text:p>
          </draw:text-box>
        </draw:frame>
        <draw:frame draw:style-name="gr4" draw:text-style-name="P1" draw:layer="layout" svg:width="4.926cm" svg:height="0.937cm" svg:x="-0.176cm" svg:y="6.063cm">
          <draw:text-box>
            <text:p text:style-name="P1">(a) Calculate Time to collect for all </text:p>
            <text:p text:style-name="P1">possible edges (sec)</text:p>
          </draw:text-box>
        </draw:frame>
        <draw:connector draw:style-name="gr3" draw:text-style-name="P1" draw:layer="layout" draw:type="line" svg:x1="1.524cm" svg:y1="1.645cm" svg:x2="3.613cm" svg:y2="3.918cm" draw:start-shape="id1" draw:start-glue-point="9" draw:end-shape="id3" draw:end-glue-point="6" svg:d="m1524 1645 2089 2273">
          <text:p/>
        </draw:connector>
        <draw:connector draw:style-name="gr3" draw:text-style-name="P1" draw:layer="layout" draw:type="line" svg:x1="1.633cm" svg:y1="1.379cm" svg:x2="3.633cm" svg:y2="2.629cm" draw:start-shape="id1" draw:end-shape="id4" draw:end-glue-point="6" svg:d="m1633 1379 2000 1250">
          <text:p/>
        </draw:connector>
        <draw:connector draw:style-name="gr3" draw:text-style-name="P1" draw:layer="layout" draw:type="line" svg:x1="1.524cm" svg:y1="2.363cm" svg:x2="3.742cm" svg:y2="1.645cm" draw:start-shape="id5" draw:start-glue-point="11" draw:end-shape="id2" draw:end-glue-point="7" svg:d="m1524 2363 2218-718">
          <text:p/>
        </draw:connector>
        <draw:connector draw:style-name="gr3" draw:text-style-name="P1" draw:layer="layout" draw:type="line" svg:x1="1.633cm" svg:y1="2.629cm" svg:x2="3.633cm" svg:y2="2.629cm" draw:start-shape="id5" draw:end-shape="id4" draw:end-glue-point="6" svg:d="m1633 2629h2000">
          <text:p/>
        </draw:connector>
        <draw:connector draw:style-name="gr3" draw:text-style-name="P1" draw:layer="layout" draw:type="line" svg:x1="1.524cm" svg:y1="2.895cm" svg:x2="3.613cm" svg:y2="3.918cm" draw:start-shape="id5" draw:start-glue-point="9" draw:end-shape="id3" draw:end-glue-point="6" svg:d="m1524 2895 2089 1023">
          <text:p/>
        </draw:connector>
        <draw:frame draw:style-name="gr4" draw:layer="layout" svg:width="3.165cm" svg:height="2.652cm" svg:x="0cm" svg:y="3.348cm">
          <draw:text-box>
            <text:p>A-C = 40sec</text:p>
            <text:p>A-D = 240sec</text:p>
            <text:p>A-E = 60sec</text:p>
            <text:p>B-C = 80sec</text:p>
            <text:p>B-D = 40sec</text:p>
            <text:p>B-E = 60sec</text:p>
            <text:p>*each block = 20secs</text:p>
          </draw:text-box>
        </draw:frame>
        <draw:custom-shape draw:style-name="gr1" draw:text-style-name="P2" xml:id="id6" draw:id="id6" draw:layer="layout" svg:width="0.75cm" svg:height="0.75cm" svg:x="7.25cm" svg:y="0.96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0.75cm" svg:height="0.75cm" svg:x="7.25cm" svg:y="2.211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75cm" svg:height="0.75cm" svg:x="10cm" svg:y="0.961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0.75cm" svg:height="0.75cm" svg:x="10cm" svg:y="2.211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5cm" svg:height="0.75cm" svg:x="9.98cm" svg:y="3.5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5cm" svg:height="0.675cm" svg:x="9.75cm" svg:y="0.036cm">
          <draw:text-box>
            <text:p><text:span text:style-name="T1">Taxis</text:span></text:p>
          </draw:text-box>
        </draw:frame>
        <draw:frame draw:style-name="gr2" draw:text-style-name="P3" draw:layer="layout" svg:width="1.75cm" svg:height="0.675cm" svg:x="6.75cm" svg:y="0.036cm">
          <draw:text-box>
            <text:p><text:span text:style-name="T1">People</text:span></text:p>
          </draw:text-box>
        </draw:frame>
        <draw:connector draw:style-name="gr5" draw:text-style-name="P1" draw:layer="layout" draw:type="line" svg:x1="8cm" svg:y1="1.336cm" svg:x2="10cm" svg:y2="1.336cm" draw:start-shape="id6" draw:start-glue-point="10" draw:end-shape="id7" draw:end-glue-point="6" svg:d="m8000 1336h2000">
          <text:p/>
        </draw:connector>
        <draw:frame draw:style-name="gr4" draw:layer="layout" svg:width="1.133cm" svg:height="0.594cm" svg:x="6.367cm" svg:y="1.367cm">
          <draw:text-box>
            <text:p>(2,5)</text:p>
          </draw:text-box>
        </draw:frame>
        <draw:frame draw:style-name="gr4" draw:layer="layout" svg:width="1.133cm" svg:height="0.594cm" svg:x="6.367cm" svg:y="2.711cm">
          <draw:text-box>
            <text:p>(5,2)</text:p>
          </draw:text-box>
        </draw:frame>
        <draw:frame draw:style-name="gr4" draw:layer="layout" svg:width="1.133cm" svg:height="0.594cm" svg:x="10.5cm" svg:y="1.312cm">
          <draw:text-box>
            <text:p>(2,3)</text:p>
          </draw:text-box>
        </draw:frame>
        <draw:frame draw:style-name="gr4" draw:layer="layout" svg:width="1.133cm" svg:height="0.594cm" svg:x="10.5cm" svg:y="2.562cm">
          <draw:text-box>
            <text:p>(4,1)</text:p>
          </draw:text-box>
        </draw:frame>
        <draw:frame draw:style-name="gr4" draw:layer="layout" svg:width="1.133cm" svg:height="0.594cm" svg:x="10.5cm" svg:y="3.906cm">
          <draw:text-box>
            <text:p>(4,4)</text:p>
          </draw:text-box>
        </draw:frame>
        <draw:frame draw:style-name="gr4" draw:layer="layout" svg:width="5.087cm" svg:height="0.594cm" svg:x="6.498cm" svg:y="6.156cm">
          <draw:text-box>
            <text:p>(b) Add edges that don't exceed time</text:p>
          </draw:text-box>
        </draw:frame>
        <draw:connector draw:style-name="gr5" draw:text-style-name="P1" draw:layer="layout" draw:type="line" svg:x1="8cm" svg:y1="2.586cm" svg:x2="10cm" svg:y2="2.586cm" draw:start-shape="id8" draw:end-shape="id9" draw:end-glue-point="6" svg:d="m8000 2586h2000">
          <text:p/>
        </draw:connector>
        <draw:frame draw:style-name="gr4" draw:layer="layout" svg:width="3.008cm" svg:height="1.28cm" svg:x="7.085cm" svg:y="4.72cm">
          <draw:text-box>
            <text:p>A-C = 40sec</text:p>
            <text:p>B-D = 40sec</text:p>
            <text:p>*max time = 40sec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ran Kartaschew</meta:initial-creator>
    <meta:creation-date>2012-10-05T22:02:59</meta:creation-date>
    <dc:date>2012-10-28T18:02:29</dc:date>
    <dc:creator>Darran Kartaschew</dc:creator>
    <meta:editing-duration>PT25M15S</meta:editing-duration>
    <meta:editing-cycles>5</meta:editing-cycles>
    <meta:generator>OpenOffice.org/3.4$Solaris_x86 OpenOffice.org_project/340m1$Build-9590</meta:generator>
    <meta:document-statistic meta:object-count="36"/>
  </office:meta>
</office:document-meta>
</file>